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4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179cm" fo:min-width="24.011cm" draw:shadow="hidden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465a4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style:font-name="Courier New" fo:font-size="11pt" fo:font-weight="bold" style:font-size-asian="14pt" style:font-size-complex="14pt"/>
    </style:style>
    <style:style style:name="T1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Courier New" fo:font-size="10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0pt" style:font-size-asian="14pt" style:font-size-complex="14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style:font-name="Courier New" fo:font-size="14pt" style:font-size-asian="14pt" style:font-size-complex="14pt"/>
    </style:style>
    <style:style style:name="T7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ourier New" fo:font-size="11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9.436cm" svg:y="8.542cm">
          <draw:text-box>
            <text:p/>
          </draw:text-box>
        </draw:frame>
        <draw:frame draw:style-name="gr2" draw:text-style-name="P3" draw:layer="layout" svg:width="4.445cm" svg:height="2.315cm" svg:x="1.372cm" svg:y="2.261cm">
          <draw:text-box>
            <text:p text:style-name="P2"><text:span text:style-name="T1">dev_data_data_clk</text:span><text:span text:style-name="T2"> </text:span><text:span text:style-name="T2"><text:line-break/></text:span><text:span text:style-name="T1">devsignal</text:span><text:span text:style-name="T2"> port</text:span><text:span text:style-name="T2"><text:line-break/></text:span><text:span text:style-name="T2"> </text:span><text:span text:style-name="T1">DATA_CLK_P</text:span></text:p>
            <text:p text:style-name="P2"><text:span text:style-name="T2">sent to </text:span><text:span text:style-name="T1">ad9361_adc_sub.hdl</text:span></text:p>
          </draw:text-box>
        </draw:frame>
        <draw:frame draw:style-name="gr3" draw:text-style-name="P3" draw:layer="layout" svg:width="4.318cm" svg:height="2.286cm" svg:x="3.658cm" svg:y="4.928cm">
          <draw:text-box>
            <text:p text:style-name="P2"><text:span text:style-name="T1">dev_data_adc</text:span><text:span text:style-name="T2"><text:line-break/></text:span><text:span text:style-name="T1">devsignal</text:span><text:span text:style-name="T2"> port</text:span></text:p>
            <text:p text:style-name="P2"><text:span text:style-name="T2">ADC data bus</text:span><text:span text:style-name="T2"><text:line-break/></text:span><text:span text:style-name="T2"> sent to </text:span><text:span text:style-name="T1">ad9361_adc_sub.hdl</text:span></text:p>
          </draw:text-box>
        </draw:frame>
        <draw:frame draw:style-name="gr4" draw:text-style-name="P4" draw:layer="layout" svg:width="5.461cm" svg:height="2.683cm" svg:x="6.579cm" svg:y="2.372cm">
          <draw:text-box>
            <text:p text:style-name="P2"><text:span text:style-name="T3">dev_cfg_data_port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config info</text:span><text:span text:style-name="T4"><text:line-break/></text:span><text:span text:style-name="T4"> sent to </text:span><text:span text:style-name="T3">ad9361_config_csts.hdl</text:span></text:p>
          </draw:text-box>
        </draw:frame>
        <draw:frame draw:style-name="gr5" draw:text-style-name="P3" draw:layer="layout" svg:width="4.572cm" svg:height="2.413cm" svg:x="9.754cm" svg:y="4.928cm">
          <draw:text-box>
            <text:p text:style-name="P2"><text:span text:style-name="T1">dev_data_clk</text:span><text:span text:style-name="T2"> </text:span><text:span text:style-name="T2"><text:line-break/></text:span><text:span text:style-name="T1">devsignal</text:span><text:span text:style-name="T2"> port</text:span></text:p>
            <text:p text:style-name="P2"><text:span text:style-name="T1">DATA_CLK_P</text:span><text:span text:style-name="T2"><text:line-break/></text:span><text:span text:style-name="T2"> sent to </text:span><text:span text:style-name="T1">ad9361_dac_sub.hdl</text:span></text:p>
          </draw:text-box>
        </draw:frame>
        <draw:custom-shape draw:style-name="gr6" draw:text-style-name="P2" draw:layer="layout" svg:width="24.511cm" svg:height="3.429cm" svg:x="1.745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62cm" svg:height="1.143cm" svg:x="10.198cm" svg:y="10.516cm">
          <draw:text-box>
            <text:p text:style-name="P5"><text:span text:style-name="T5">AD9361 CSTS Data Sub</text:span></text:p>
          </draw:text-box>
        </draw:frame>
        <draw:frame draw:style-name="gr8" draw:text-style-name="P7" draw:layer="layout" svg:width="18.288cm" svg:height="1.407cm" svg:x="4.864cm" svg:y="8.919cm">
          <draw:text-box>
            <text:p text:style-name="P5"><text:span text:style-name="T6">LVDS_p, HALF_DUPLEX_p, SINGLE_PORT_p, SWAP_PORTS_p, MODE_p, DATA_CLK_Delay, RX_Data_Delay, FB_CLK_Delay, TX_Data_Delay</text:span></text:p>
          </draw:text-box>
        </draw:frame>
        <draw:line draw:style-name="gr9" draw:text-style-name="P8" draw:layer="layout" svg:x1="15.469cm" svg:y1="4.42cm" svg:x2="15.469cm" svg:y2="8.23cm">
          <text:p/>
        </draw:line>
        <draw:line draw:style-name="gr9" draw:text-style-name="P8" draw:layer="layout" svg:x1="9.246cm" svg:y1="8.262cm" svg:x2="9.246cm" svg:y2="4.579cm">
          <text:p/>
        </draw:line>
        <draw:line draw:style-name="gr10" draw:text-style-name="P8" draw:layer="layout" svg:x1="14cm" svg:y1="11.659cm" svg:x2="14cm" svg:y2="12.675cm">
          <text:p/>
        </draw:line>
        <draw:line draw:style-name="gr9" draw:text-style-name="P8" draw:layer="layout" svg:x1="3.309cm" svg:y1="8.23cm" svg:x2="3.309cm" svg:y2="4.547cm">
          <text:p/>
        </draw:line>
        <draw:frame draw:style-name="gr5" draw:text-style-name="P4" draw:layer="layout" svg:width="4.445cm" svg:height="2.413cm" svg:x="13.564cm" svg:y="2.261cm">
          <draw:text-box>
            <text:p text:style-name="P2"><text:span text:style-name="T3">dev_data_dac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5" draw:text-style-name="P4" draw:layer="layout" svg:width="4.445cm" svg:height="2.413cm" svg:x="16.104cm" svg:y="4.928cm">
          <draw:text-box>
            <text:p text:style-name="P2"><text:span text:style-name="T3">dev_txen_dac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5" draw:text-style-name="P4" draw:layer="layout" svg:width="4.445cm" svg:height="2.413cm" svg:x="18.644cm" svg:y="2.261cm">
          <draw:text-box>
            <text:p text:style-name="P2"><text:span text:style-name="T3">dev_r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adc_sub.hdl</text:span></text:p>
          </draw:text-box>
        </draw:frame>
        <draw:frame draw:style-name="gr5" draw:text-style-name="P4" draw:layer="layout" svg:width="4.445cm" svg:height="2.413cm" svg:x="21.819cm" svg:y="4.928cm">
          <draw:text-box>
            <text:p text:style-name="P2"><text:span text:style-name="T3">dev_t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dac_sub.hdl</text:span></text:p>
          </draw:text-box>
        </draw:frame>
        <draw:line draw:style-name="gr9" draw:text-style-name="P8" draw:layer="layout" svg:x1="20.898cm" svg:y1="8.23cm" svg:x2="20.93cm" svg:y2="4.42cm">
          <text:p/>
        </draw:line>
        <draw:line draw:style-name="gr9" draw:text-style-name="P8" draw:layer="layout" svg:x1="23.978cm" svg:y1="8.23cm" svg:x2="23.978cm" svg:y2="7.214cm">
          <text:p/>
        </draw:line>
        <draw:line draw:style-name="gr9" draw:text-style-name="P8" draw:layer="layout" svg:x1="18.009cm" svg:y1="7.214cm" svg:x2="18.009cm" svg:y2="8.23cm">
          <text:p/>
        </draw:line>
        <draw:line draw:style-name="gr9" draw:text-style-name="P8" draw:layer="layout" svg:x1="11.913cm" svg:y1="8.166cm" svg:x2="11.913cm" svg:y2="7.15cm">
          <text:p/>
        </draw:line>
        <draw:line draw:style-name="gr9" draw:text-style-name="P8" draw:layer="layout" svg:x1="6.071cm" svg:y1="8.23cm" svg:x2="6.071cm" svg:y2="7.214cm">
          <text:p/>
        </draw:line>
        <draw:frame draw:style-name="gr11" draw:text-style-name="P9" draw:layer="layout" svg:width="5.969cm" svg:height="1.505cm" svg:x="11.151cm" svg:y="8.23cm">
          <draw:text-box>
            <text:p text:style-name="P5"><text:span text:style-name="T7">Parameter Properties</text:span></text:p>
          </draw:text-box>
        </draw:frame>
        <draw:frame draw:style-name="gr11" draw:text-style-name="P10" draw:layer="layout" svg:width="2.802cm" svg:height="1.505cm" svg:x="12.921cm" svg:y="12.421cm">
          <draw:text-box>
            <text:p text:style-name="P5"><text:span text:style-name="T8">Signals</text:span></text:p>
          </draw:text-box>
        </draw:frame>
        <draw:frame draw:style-name="gr12" draw:text-style-name="P11" draw:layer="layout" svg:width="24.13cm" svg:height="1.586cm" svg:x="1.935cm" svg:y="13.31cm">
          <draw:text-box>
            <text:p text:style-name="P5"><text:span text:style-name="T9">DATA_CLK_P, DATA_CLK_N, RX_FRAME_P, RX_FRAME_N, FB_CLK_P, FB_CLK_N, TX_FRAME_P, TX_FRAME_N, TXNRX, ENABLE, P0_D_11_6[5:0], P0_D_5_0[5:0], P1_D_11_6[5:0]] P1_D_5_0[5: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5T10:39:39.644000130</dc:date>
    <meta:editing-duration>PT10H1M10S</meta:editing-duration>
    <meta:editing-cycles>54</meta:editing-cycles>
    <meta:generator>LibreOffice/6.4.7.2$MacOSX_X86_64 LibreOffice_project/639b8ac485750d5696d7590a72ef1b496725cfb5</meta:generator>
    <dc:creator>Lisa Zahn</dc:creator>
    <meta:printed-by>Lisa Zahn</meta:printed-by>
    <meta:print-date>2021-09-26T11:34:01.547776615</meta:print-date>
    <meta:document-statistic meta:object-count="24"/>
  </office:meta>
</office:document-meta>
</file>